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 style:family="paragraph" style:parent-style-name="Text_20_body">
      <style:text-properties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top="0cm" fo:margin-bottom="0.212cm" style:contextual-spacing="false" fo:text-align="justify" style:justify-single-word="false"/>
      <style:text-properties fo:language="ru" fo:country="RU"/>
    </style:style>
    <style:style style:name="P12" style:family="paragraph" style:parent-style-name="Text_20_body">
      <style:paragraph-properties fo:margin-top="0cm" fo:margin-bottom="0.212cm" style:contextual-spacing="false" fo:text-align="justify" style:justify-single-word="false"/>
      <style:text-properties fo:language="en" fo:country="US"/>
    </style:style>
    <style:style style:name="P1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4" style:family="paragraph" style:parent-style-name="First_20_line_20_indent">
      <style:text-properties fo:language="ru" fo:country="RU"/>
    </style:style>
    <style:style style:name="P15" style:family="paragraph" style:parent-style-name="First_20_line_20_indent">
      <style:text-properties fo:font-size="15pt" fo:language="ru" fo:country="RU" style:font-size-asian="15pt" style:font-size-complex="15pt"/>
    </style:style>
    <style:style style:name="P16" style:family="paragraph" style:parent-style-name="First_20_line_20_indent">
      <style:paragraph-properties fo:margin-left="0cm" fo:margin-right="0cm" fo:text-indent="0cm" style:auto-text-indent="false"/>
      <style:text-properties fo:language="ru" fo:country="RU"/>
    </style:style>
    <style:style style:name="P17"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19"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80c90"/>
    </style:style>
    <style:style style:name="P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5" style:family="paragraph" style:parent-style-name="First_20_line_20_indent" style:list-style-name="L19">
      <style:text-properties fo:language="ru" fo:country="RU"/>
    </style:style>
    <style:style style:name="P26" style:family="paragraph" style:parent-style-name="First_20_line_20_indent" style:list-style-name="L20">
      <style:text-properties fo:language="ru" fo:country="RU"/>
    </style:style>
    <style:style style:name="P27" style:family="paragraph" style:parent-style-name="First_20_line_20_indent" style:list-style-name="L20">
      <style:paragraph-properties fo:margin-left="0cm" fo:margin-right="0cm" fo:text-indent="0cm" style:auto-text-indent="false"/>
      <style:text-properties fo:language="ru" fo:country="RU"/>
    </style:style>
    <style:style style:name="P28" style:family="paragraph" style:parent-style-name="Heading_20_2">
      <style:text-properties fo:language="ru" fo:country="RU"/>
    </style:style>
    <style:style style:name="P29" style:family="paragraph" style:parent-style-name="Heading_20_2">
      <style:paragraph-properties fo:margin-left="0cm" fo:margin-right="0cm" fo:text-indent="0.499cm" style:auto-text-indent="false"/>
    </style:style>
    <style:style style:name="P30" style:family="paragraph" style:parent-style-name="Heading_20_1">
      <style:paragraph-properties fo:margin-left="0cm" fo:margin-right="0cm" fo:text-align="center" style:justify-single-word="false" fo:text-indent="0.499cm" style:auto-text-indent="false"/>
      <style:text-properties officeooo:paragraph-rsid="000bc3f8"/>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1">
      <style:paragraph-properties fo:text-align="justify" style:justify-single-word="false"/>
      <style:text-properties fo:language="ru" fo:country="RU"/>
    </style:style>
    <style:style style:name="P34" style:family="paragraph" style:parent-style-name="Text_20_body" style:list-style-name="L2">
      <style:paragraph-properties fo:text-align="justify" style:justify-single-word="false"/>
      <style:text-properties fo:language="ru" fo:country="RU"/>
    </style:style>
    <style:style style:name="P35" style:family="paragraph" style:parent-style-name="Text_20_body" style:list-style-name="L11">
      <style:paragraph-properties fo:text-align="justify" style:justify-single-word="false"/>
      <style:text-properties fo:language="ru" fo:country="RU"/>
    </style:style>
    <style:style style:name="P36" style:family="paragraph" style:parent-style-name="Text_20_body" style:list-style-name="L12">
      <style:paragraph-properties fo:text-align="justify" style:justify-single-word="false"/>
      <style:text-properties fo:language="ru" fo:country="RU"/>
    </style:style>
    <style:style style:name="P37" style:family="paragraph" style:parent-style-name="Text_20_body" style:list-style-name="L13">
      <style:paragraph-properties fo:text-align="justify" style:justify-single-word="false"/>
      <style:text-properties fo:language="ru" fo:country="RU"/>
    </style:style>
    <style:style style:name="P38" style:family="paragraph" style:parent-style-name="Text_20_body" style:list-style-name="L3">
      <style:text-properties fo:language="ru" fo:country="RU"/>
    </style:style>
    <style:style style:name="P39" style:family="paragraph" style:parent-style-name="Text_20_body" style:list-style-name="L9">
      <style:text-properties fo:language="ru" fo:country="RU"/>
    </style:style>
    <style:style style:name="P40" style:family="paragraph" style:parent-style-name="Text_20_body" style:list-style-name="L10">
      <style:text-properties fo:language="ru" fo:country="RU"/>
    </style:style>
    <style:style style:name="P41" style:family="paragraph" style:parent-style-name="Text_20_body" style:list-style-name="L5">
      <style:paragraph-properties fo:margin-left="0cm" fo:margin-right="0cm" fo:text-align="justify" style:justify-single-word="false" fo:text-indent="0.499cm" style:auto-text-indent="false"/>
    </style:style>
    <style:style style:name="P42"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43"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44"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45"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style>
    <style:style style:name="P46"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7" style:family="paragraph" style:parent-style-name="Text_20_body" style:list-style-name="L14">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49"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50"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51"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52"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53" style:family="paragraph" style:parent-style-name="Text_20_body" style:list-style-name="L19">
      <style:paragraph-properties fo:margin-top="0cm" fo:margin-bottom="0.212cm" style:contextual-spacing="false" fo:text-align="justify" style:justify-single-word="false"/>
      <style:text-properties fo:language="ru" fo:country="RU"/>
    </style:style>
    <style:style style:name="P5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d3d70"/>
    </style:style>
    <style:style style:name="P5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2210" officeooo:paragraph-rsid="000d2210"/>
    </style:style>
    <style:style style:name="P5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9248" officeooo:paragraph-rsid="000d9248"/>
    </style:style>
    <style:style style:name="P5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7550d" officeooo:paragraph-rsid="0017550d"/>
    </style:style>
    <style:style style:name="P5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8b8d6" officeooo:paragraph-rsid="0018b8d6"/>
    </style:style>
    <style:style style:name="T1" style:family="text">
      <style:text-properties fo:language="ru" fo:country="RU"/>
    </style:style>
    <style:style style:name="T2" style:family="text">
      <style:text-properties fo:language="ru" fo:country="RU" officeooo:rsid="0018b8d6"/>
    </style:style>
    <style:style style:name="T3" style:family="text">
      <style:text-properties fo:language="en" fo:country="US"/>
    </style:style>
    <style:style style:name="T4" style:family="text">
      <style:text-properties fo:language="en" fo:country="US" officeooo:rsid="000f11ec"/>
    </style:style>
    <style:style style:name="T5" style:family="text">
      <style:text-properties fo:color="#800000"/>
    </style:style>
    <style:style style:name="T6" style:family="text">
      <style:text-properties fo:color="#800000" fo:language="ru" fo:country="RU"/>
    </style:style>
    <style:style style:name="T7" style:family="text">
      <style:text-properties style:use-window-font-color="true"/>
    </style:style>
    <style:style style:name="T8" style:family="text">
      <style:text-properties fo:color="#ff3333"/>
    </style:style>
    <style:style style:name="T9" style:family="text">
      <style:text-properties fo:color="#ff3333" fo:language="ru" fo:country="RU"/>
    </style:style>
    <style:style style:name="T10" style:family="text">
      <style:text-properties officeooo:rsid="000d2210"/>
    </style:style>
    <style:style style:name="T11" style:family="text">
      <style:text-properties officeooo:rsid="000d3d70"/>
    </style:style>
    <style:style style:name="T12" style:family="text">
      <style:text-properties officeooo:rsid="000d9248"/>
    </style:style>
    <style:style style:name="T13" style:family="text">
      <style:text-properties officeooo:rsid="000f11ec"/>
    </style:style>
    <style:style style:name="T14" style:family="text">
      <style:text-properties officeooo:rsid="0011a725"/>
    </style:style>
    <style:style style:name="T15" style:family="text">
      <style:text-properties officeooo:rsid="0011cb65"/>
    </style:style>
    <style:style style:name="T16" style:family="text">
      <style:text-properties officeooo:rsid="0013c341"/>
    </style:style>
    <style:style style:name="T17" style:family="text">
      <style:text-properties officeooo:rsid="0015b54f"/>
    </style:style>
    <style:style style:name="T18" style:family="text">
      <style:text-properties officeooo:rsid="001c52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soft-page-break/><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7050266339533148602" text:style-name="L1">
        <text:list-item>
          <text:p text:style-name="P31">добавить детектив <text:span text:style-name="T1">(реализовано)</text:span>+ магические уроки/трактаты Старсвирла</text:p>
        </text:list-item>
        <text:list-item>
          <text:p text:style-name="P33">Книги:</text:p>
        </text:list-item>
      </text:list>
      <text:list xml:id="list510971689066000325" text:style-name="L2">
        <text:list-item>
          <text:p text:style-name="P34">«Высшие заклинания в повседневном использовании: от песчинки до дворца»</text:p>
        </text:list-item>
        <text:list-item>
          <text:p text:style-name="P3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4">Дасти Вейфарер «Зебрианская культура, быт и фольклор»</text:p>
        </text:list-item>
        <text:list-item>
          <text:p text:style-name="P34">«Краткая история Эквестрии»</text:p>
        </text:list-item>
        <text:list-item>
          <text:p text:style-name="P34">«Шедевры архитектуры Эквестрии» с разделом о Кантерлотском Королевском Дворце</text:p>
        </text:list-item>
        <text:list-item>
          <text:p text:style-name="P34">«Великие дела и великие чары». Страница 893: ...</text:p>
        </text:list-item>
      </text:list>
      <text:p text:style-name="P3"/>
      <text:h text:style-name="Heading_20_2" text:outline-level="2">Факты об Эквестрии</text:h>
      <text:list xml:id="list7678061393342929496" text:style-name="L3">
        <text:list-item>
          <text:p text:style-name="P38">Эквестрия существует несколько тысячелетий</text:p>
        </text:list-item>
        <text:list-item>
          <text:p text:style-name="P38">Селестия — переменчивая пони. В одно време не строгая, а в другое может быть такой, что страшно становится</text:p>
        </text:list-item>
        <text:list-item>
          <text:p text:style-name="P38">Около 820-ти лет назад будущий маг Лайтнинг Стар поступил на обучение к наставнику Тииспоту</text:p>
        </text:list-item>
        <text:list-item>
          <text:p text:style-name="P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8"><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h text:style-name="Heading_20_2" text:outline-level="2">Действующие лица</text:h>
      <text:list xml:id="list6501155024208109563" text:style-name="L4">
        <text:list-item>
          <text:p text:style-name="P32">Макс</text:p>
        </text:list-item>
        <text:list-item>
          <text:p text:style-name="P32">Влад</text:p>
        </text:list-item>
        <text:list-item>
          <text:p text:style-name="P32">Нексус</text:p>
        </text:list-item>
        <text:list-item>
          <text:p text:style-name="P32">Селестия</text:p>
        </text:list-item>
        <text:list-item>
          <text:p text:style-name="P32">Луна</text:p>
        </text:list-item>
        <text:list-item>
          <text:p text:style-name="P32">Дискорд</text:p>
        </text:list-item>
        <text:list-item>
          <text:p text:style-name="P32">Твайлайт Спаркл</text:p>
        </text:list-item>
        <text:list-item>
          <text:p text:style-name="P32">Спайк</text:p>
        </text:list-item>
        <text:list-item>
          <text:p text:style-name="P32">Рэрити</text:p>
        </text:list-item>
        <text:list-item>
          <text:p text:style-name="P32">Рэйнбоу Дэш</text:p>
        </text:list-item>
        <text:list-item>
          <text:p text:style-name="P32">Пинки Пай</text:p>
        </text:list-item>
        <text:list-item>
          <text:p text:style-name="P32">Эпплджек</text:p>
        </text:list-item>
        <text:list-item>
          <text:p text:style-name="P32">Флаттершай</text:p>
        </text:list-item>
        <text:list-item>
          <text:p text:style-name="P32">Кимеринн Брэйвкнайт</text:p>
        </text:list-item>
        <text:list-item>
          <text:p text:style-name="P32">Хорст Мэдтроттер</text:p>
        </text:list-item>
        <text:list-item>
          <text:p text:style-name="P32">Калрус Клодвэй</text:p>
        </text:list-item>
        <text:list-item>
          <text:p text:style-name="P32">Алекс</text:p>
        </text:list-item>
        <text:list-item>
          <text:p text:style-name="P32">Ростик</text:p>
        </text:list-item>
        <text:list-item>
          <text:p text:style-name="P32">Стас</text:p>
        </text:list-item>
        <text:list-item>
          <text:p text:style-name="P32">Рома</text:p>
        </text:list-item>
        <text:list-item>
          <text:p text:style-name="P32">Анджела</text:p>
        </text:list-item>
      </text:list>
      <text:p text:style-name="P10"/>
      <text:p text:style-name="P10">Положения</text:p>
      <text:p text:style-name="P10">Сноски</text:p>
      <text:p text:style-name="P10">Сюжет (кратко)</text:p>
      <text:p text:style-name="P10">Сюжет (детально)</text:p>
      <text:p text:style-name="P10">Терра</text:p>
      <text:p text:style-name="P10">Замок принцесс</text:p>
      <text:p text:style-name="P10">Кантерлот</text:p>
      <text:p text:style-name="P10">Рассказ Селестии (“1001 ночь”)</text:p>
      <text:p text:style-name="P10"><text:soft-page-break/>ЛСД-чаепитие</text:p>
      <text:p text:style-name="P10">Рейд пони-рэйнджеров</text:p>
      <text:p text:style-name="P10">Рейд пони-рэйнджеров-2 (продолжение рейда пони-рэйнджеров)</text:p>
      <text:p text:style-name="P10">Продолжение ЛСД-чаепития</text:p>
      <text:p text:style-name="P10">В библиотеке замка Селестии</text:p>
      <text:p text:style-name="P10">Понивилль</text:p>
      <text:p text:style-name="P10">Знакомство с Элементами Гармонии</text:p>
      <text:p text:style-name="P10">Первый сеанс двойного сна. Рэрити</text:p>
      <text:p text:style-name="P10">День с Пинки</text:p>
      <text:p text:style-name="P10">День с Рэйнбоу Дэш</text:p>
      <text:p text:style-name="P10">Сон Рэрити</text:p>
      <text:p text:style-name="P10">Первый сон РД. Рекурсия</text:p>
      <text:p text:style-name="P10">Второй сон РД. Праздник опавших листьев</text:p>
      <text:p text:style-name="P10">Третий сон РД. Fallout</text:p>
      <text:p text:style-name="P10">Четвёртый сон РД. Объединяющий</text:p>
      <text:p text:style-name="P10">Исчезновение Селестии</text:p>
      <text:p text:style-name="P10">Поиск решения</text:p>
      <text:p text:style-name="P10">Поход к замку Принцес-2</text:p>
      <text:p text:style-name="P10">Терра</text:p>
      <text:p text:style-name="P10">Прибытие</text:p>
      <text:p text:style-name="P10">Поиски</text:p>
      <text:p text:style-name="P10">Безнадёжность</text:p>
      <text:p text:style-name="P10">След</text:p>
      <text:p text:style-name="P10">Земля</text:p>
      <text:p text:style-name="P10"/>
      <text:p text:style-name="P10">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6575822247048927909" text:style-name="L5">
        <text:list-item>
          <text:p text:style-name="P41"><text:span text:style-name="T1">Вообще-то, у меня отпуск. Типа, творческий. Не говоря уже о том, что суббота. </text:span><text:span text:style-name="T3">[</text:span>Блин, ну обязательно ему было в субботу валиться? У меня выходной, знаешь ли.\n<text:span text:style-name="T3">]</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text:soft-page-break/>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text:soft-page-break/>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text:soft-page-break/>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text:soft-page-break/>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text:soft-page-break/>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text:soft-page-break/>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text:soft-page-break/>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text:soft-page-break/>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text:soft-page-break/>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text:soft-page-break/>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text:soft-page-break/>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text:soft-page-break/>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text:soft-page-break/>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text:soft-page-break/>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text:soft-page-break/>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text:soft-page-break/>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text:soft-page-break/>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text:soft-page-break/>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text:soft-page-break/>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text:soft-page-break/>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text:soft-page-break/>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text:soft-page-break/>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text:soft-page-break/>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text:soft-page-break/>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text:soft-page-break/>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text:soft-page-break/>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text:soft-page-break/>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text:soft-page-break/>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text:soft-page-break/>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2">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text:soft-page-break/>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text:soft-page-break/>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text:soft-page-break/>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text:soft-page-break/>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text:soft-page-break/>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text:soft-page-break/>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text:soft-page-break/>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text:soft-page-break/>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text:soft-page-break/>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text:soft-page-break/></text:p>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text:soft-page-break/>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29"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420632818963029450" text:style-name="L6">
        <text:list-item>
          <text:p text:style-name="P4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5381935656502657224" text:style-name="L7">
        <text:list-item>
          <text:p text:style-name="P4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4">Ну хорошо. Убедила. В конце-концов, можем поступить так. Вы с Флатти вернётесь обратно а я продолжу поиски здесь.</text:p>
        </text:list-item>
        <text:list-item>
          <text:p text:style-name="P4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4">Вы можете связываться со мной раз в месяц по коридору.</text:p>
        </text:list-item>
        <text:list-item>
          <text:p text:style-name="P44">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4">Ну, не раз в месяц <text:span text:style-name="T3">—</text:span> раз в год. Если мне повезёт и я найду её, она вполне может пожить у меня <text:soft-page-break/>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1200415089690122881" text:style-name="L8">
        <text:list-item>
          <text:p text:style-name="P4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5">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5">Конечно оставаться. Кто ещё, кроме нас, может найти её?</text:p>
        </text:list-item>
        <text:list-item>
          <text:p text:style-name="P45">Я думал, ты не сможешь оставить Энджела и всех остальных надолго.</text:p>
        </text:list-item>
        <text:list-item>
          <text:p text:style-name="P45">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6">Извини, Флаттершай, забылся.</text:p>
        </text:list-item>
        <text:list-item>
          <text:p text:style-name="P46">Та ладно, я ж не против, – возразила Эпплджек. – Не парься, Флатти. Было б хуже, если б он <text:s/>назвал меня Эпплджек на людях.</text:p>
        </text:list-item>
        <text:list-item>
          <text:p text:style-name="P46">Ты так... – запнулась Флаттершай. – Так быстро забыла свою ферму. И...</text:p>
        </text:list-item>
        <text:list-item>
          <text:p text:style-name="P46">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6">Как ты можешь так говорить? – расплакалась Флаттершай.</text:p>
        </text:list-item>
        <text:list-item>
          <text:p text:style-name="P46">Эй, девушки, не ссорьтесь! Мы — одна команда! И надеюсь, останемся ею и в дальнейшем. </text:p>
          <text:p text:style-name="P4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6">А если нет? – Эпплджек смотрела мне мне прямо в глаза.</text:p>
          <text:p text:style-name="P46">Я молча пожал плечами. Эпплджек уверенно продолжила.</text:p>
        </text:list-item>
        <text:list-item>
          <text:p text:style-name="P4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6">Спасибо, ЭйДжей.</text:p>
        </text:list-item>
        <text:list-item>
          <text:p text:style-name="P46">Я об Эквестрии беспокоюсь. – ворчливо отозвалась Эпплджек. – Надо разобраться с этой ерундой наконец-то. И я чертовски намерена это сделать.</text:p>
          <text:p text:style-name="P46">Флаттершай пробормотала нечто, показавшееся мне знакомым.</text:p>
        </text:list-item>
        <text:list-item>
          <text:p text:style-name="P46">Флатти, ты что-то сказала? Я не расслышал.</text:p>
        </text:list-item>
        <text:list-item>
          <text:p text:style-name="P46">Намерение Изменяет Реальность.</text:p>
        </text:list-item>
        <text:list-item>
          <text:p text:style-name="P46">Эээ. А где ты слышала эту фразу, если не секрет?</text:p>
        </text:list-item>
        <text:list-item>
          <text:p text:style-name="P46"><text:soft-page-break/>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6">У меня как будто вспыхнула лампочка в мозгу. Кирпичики быстро выстраивались в целостную картину. Я ринулся в прихожую.</text:p>
        </text:list-item>
        <text:list-item>
          <text:p text:style-name="P46">Флатти, ЭйДжей, буду через час. Ждите!</text:p>
        </text:list-item>
      </text:list>
      <text:p text:style-name="P5"/>
      <text:h text:style-name="P28"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3">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28" text:outline-level="2">Дискорд</text:h>
      <text:p text:style-name="Text_20_body"/>
      <text:p text:style-name="P8">Девушки поспешно собирались, пока я растолковывал им задачу.</text:p>
      <text:list xml:id="list5883974568043955803" text:style-name="L9">
        <text:list-item>
          <text:p text:style-name="P3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9"><text:soft-page-break/>Это тот твой приятель, который разбился с полгода назад? – спросила Эпплджек.</text:p>
        </text:list-item>
      </text:list>
      <text:list xml:id="list470325105909117243" text:style-name="L10">
        <text:list-item>
          <text:p text:style-name="P40">Да, это он.</text:p>
        </text:list-item>
        <text:list-item>
          <text:p text:style-name="P40">А как мы попадём в его квартиру? Там сейчас кто-то живёт? – Флаттершай прыгала на одной ноге, натягивая кед.</text:p>
        </text:list-item>
        <text:list-item>
          <text:p text:style-name="P4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gt;</text:span></text:p>
      <text:p text:style-name="P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Плохо написано!<text:span text:style-name="T3">&gt;</text:span></text:p>
      <text:p text:style-name="P9">Я поднёс брелок пропуска к домофону, но дверь подъезда не открылась. Замигала красная лампочка и зажужжал зуммер.</text:p>
      <text:p text:style-name="P9">Я выругался.</text:p>
      <text:list xml:id="list1955565359909135163" text:style-name="L11">
        <text:list-item>
          <text:p text:style-name="P35">Макс, что случилось? У нас проблемы?</text:p>
        </text:list-item>
        <text:list-item>
          <text:p text:style-name="P3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653098981887471600" text:style-name="L12">
        <text:list-item>
          <text:p text:style-name="P36">Так что, будем ломать дверь? – Эпплджек критически осмотрелась, подмечая бабулек на лавочке и зевак во внутреннем скверике.</text:p>
        </text:list-item>
      </text:list>
      <text:list xml:id="list4761439512915619993" text:style-name="L13">
        <text:list-item>
          <text:p text:style-name="P37">Нет нужды. Лучше станьте-ка сзади меня так, чтобы заслонить от этих бабулек и от вооон той камеры наблюдения.</text:p>
        </text:list-item>
      </text:list>
      <text:list xml:id="list6917141465791861423" text:style-name="L14">
        <text:list-header>
          <text:p text:style-name="P4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8914050337141702782" text:style-name="L15">
        <text:list-item>
          <text:p text:style-name="P49">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8508600013374118323" text:style-name="L16">
        <text:list-item>
          <text:p text:style-name="P50">Макс, тут окно разбито! И верёвка какая-то висит. – крикнула Флаттершай из кухни.</text:p>
        </text:list-item>
        <text:list-item>
          <text:p text:style-name="P50">Оставь, Флатти, не сейчас! – отмахнулся я.</text:p>
        </text:list-item>
      </text:list>
      <text:p text:style-name="P13">Лампочка питания на ноутбуке горела, <text:s/>но подключенный монитор оставался тёмным. Я постучал по пробелу, но безрезультатно.</text:p>
      <text:list xml:id="list243733509063996536" text:style-name="L17">
        <text:list-item>
          <text:p text:style-name="P5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1">Монитор выключен. – <text:s/>раздалось из угла. Кресло с высокой спинкой повернулось, открыв нашим взорам Дискорда. </text:p>
        </text:list-item>
      </text:list>
      <text:p text:style-name="P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Он приподнял панамку, дурашливо здороваясь.</text:p>
      <text:list xml:id="list1089803149855305910" text:style-name="L18">
        <text:list-item>
          <text:p text:style-name="P52">Оп-па! – пробормотала Эпплджек. – Нежданчик!</text:p>
        </text:list-item>
      </text:list>
      <text:list xml:id="list1693690691070520036" text:style-name="L19">
        <text:list-item>
          <text:p text:style-name="P53">Ты, я вижу, времени не терял, – моя рука под прикрытием стола медленно тянулась к тяжёлой фарфоровой кружке, стоящей на краю.</text:p>
        </text:list-item>
        <text:list-item>
          <text:p text:style-name="P25">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25">А почему ты вообще решил искать нас тут? – спросила Эпплджек. – Приехал бы домой. Мы б тебя чаем напоили.</text:p>
        </text:list-item>
        <text:list-item>
          <text:p text:style-name="P25">Видишь ли, дорогая Эй-Джей, я с самого начала знал, где находится наша уважаемая принцесса, а времени в обрез, так что...</text:p>
        </text:list-item>
      </text:list>
      <text:p text:style-name="P16">В проёме дверей появилась Флаттершай.</text:p>
      <text:list xml:id="list9189076642740573418" text:style-name="L20">
        <text:list-item>
          <text:p text:style-name="P26">С кем это вы тут разговариваете?</text:p>
          <text:p text:style-name="P27">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16">Оглушённый Дискорд попытался было отъехать на кресле в сторону, но я припёр его стулом к стенке.</text:p>
      <text:p text:style-name="P14">– Жанна, Флатти, хватайте ноут и на выход! Я с ним разберусь! Не теряйте вре...!</text:p>
      <text:p text:style-name="P14">– ТЫ ИДИО...!!!</text:p>
      <text:p text:style-name="P14"><text:soft-page-break/>Дискорд <text:s/>зорал одновременно со мной, прикрываясь от меня руками, когда раздался оглушительный</text:p>
      <text:p text:style-name="P14">...</text:p>
      <text:p text:style-name="P15">БАХ!!!</text:p>
      <text:p text:style-name="P14">…</text:p>
      <text:p text:style-name="P14">Эпплджек с <text:s/>нервным всхлипом опустила толстенный том «Энтерпрайз-паттернов» , издание девятое, дополненное.</text:p>
      <text:p text:style-name="P11">На лице Дискорда появилось удивлённо-мечтательное выражение и он вырубился.</text:p>
      <text:p text:style-name="P11"/>
      <text:h text:style-name="Heading_20_2" text:outline-level="2">Селестия</text:h>
      <text:p text:style-name="P11"/>
      <text:p text:style-name="P11">Включенный монитор показал схематическое изображение Селестиии, </text:p>
      <text:p text:style-name="P12">&gt;\<text:span text:style-name="T1">Привет, Селестия. Это Макс. Как себя чувствуешь?</text:span></text:p>
      <text:p text:style-name="P12">&lt;\<text:span text:style-name="T1">Макс? МАКС??? МА-А-А-АКС!!! НАКОНЕЦ-ТО! КАК Я РАДА ТЕБЯ СЛЫШАТЬ! </text:span></text:p>
      <text:p text:style-name="P11"/>
      <text:p text:style-name="P12">&gt;\<text:span text:style-name="T1">Я рад, что нашёл тебя, Тия.</text:span></text:p>
      <text:p text:style-name="P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gt;\<text:span text:style-name="T1">Тия, я сейчас подключу микрофон и колонки, и мы сможем общаться более удобно.</text:span></text:p>
      <text:p text:style-name="P11">…</text:p>
      <text:p text:style-name="P11">– Привет опять. Как ты меня слышишь?</text:p>
      <text:p text:style-name="P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 <text:span text:style-name="T1">Могу себе представить. Как-то раз я провёл три часа камере сенсорной депривации. Мне не понравилось.</text:span></text:p>
      <text:p text:style-name="P11">– Эммм... Ваше Высочество, вы в порядке? Мы так рады, что наконец-то нашли Вас! – вклинилась в разговор Эпплджек.</text:p>
      <text:p text:style-name="P11">– Кто тут? Макс, кто ещё с тобой?</text:p>
      <text:p text:style-name="P12"><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 <text:span text:style-name="T1">Девочки? Я рада вас слышать. А Твайлайт нет рядом?</text:span></text:p>
      <text:p text:style-name="P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При этих словах Дискорд замычал и задёргался. Эпплджек нахмурилась и проверила верёвки, привязывающие его к спинке стула.</text:p>
      <text:p text:style-name="P1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text:soft-page-break/>– Ноутбук — так называется место, где я нахожусь сейчас? А кто это мычит?</text:p>
      <text:p text:style-name="P1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 О, духи предков, но зачем??? Почему у него кляп во рту?</text:p>
      <text:p text:style-name="P11">– Мы связали его. Он нас предал. И тебя. И Эквестрию. Всех.</text:p>
      <text:p text:style-name="P11">При этих словах Эпплджек и Флаттершай непонимающе уставились на меня, а Дискорд протестующе замычал.</text:p>
      <text:p text:style-name="P11">Я начал рассказывать о своих догадках, и непонимающее выражение на лицах девушек сменилось удивлением.</text:p>
      <text:p text:style-name="P11">–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11">– А зачем тогда ты приложила его книгой? – непонимающе уставился я на неё.</text:p>
      <text:p text:style-name="P11">– Потому что ты напал на него. Я и подумала — тебе виднее. И помогла.</text:p>
      <text:p text:style-name="P11">Флаттершай отрицающе мотнула головой.</text:p>
      <text:p text:style-name="P11">– Не может Дискорд быть предателем. Он мой друг.</text:p>
      <text:p text:style-name="P11">Дискорд благодарственно замычал и закивал головой.</text:p>
      <text:p text:style-name="P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Дискорд завёл глаза на лоб и обречённо завыл.</text:p>
      <text:p text:style-name="P11">– Макс, постой. Дай мне поговорить с ним. – сказала Селестия. – Не могу поверить, что Дискорд на такое пошёл.</text:p>
      <text:p text:style-name="P11">– Ну хорошо. Поговори. Послушаем, что он скажет.</text:p>
      <text:p text:style-name="P11">Я красноречиво покачал кулак перед его носом и вытащил кляп.</text:p>
      <text:p text:style-name="P11">...</text:p>
      <text:p text:style-name="P18">– Ффы, тьфу, пффф, пфу! <text:span text:style-name="T3">&lt;</text:span>Вот дискорд! Я, то бишь!<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18">– Это я-то устраиваю цирк?!! ДА ТЫ НА СЕБЯ ПОСМОТРИ, КЛОУН!!! На людей кидаешься, чашками бросаешься, вон, мне нос разбил! Дерёшься...</text:p>
      <text:p text:style-name="P18">Я угрожающе поднёс тряпку к лицу Дискорда.</text:p>
      <text:p text:style-name="P18">– Ещё одно слово в таком тоне, и ты заткнёшься, а мы уйдём в Эквестрию без тебя!</text:p>
      <text:p text:style-name="P1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8">Дискорд демонстративно закрыл рот и посвистывая уставился в потолок.</text:p>
      <text:p text:style-name="P18">Разговор зашёл в тупик.</text:p>
      <text:p text:style-name="P21"/>
      <text:p text:style-name="P22">На мониторе высветился текст:</text:p>
      <text:p text:style-name="P21">&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2"/>
      <text:p text:style-name="P22">Из колонок послышался лёгкий шорох.</text:p>
      <text:p text:style-name="P18">– Дик, сейчас не время для ссор. – голос Селестии был мягким, но настойчивым. – Мы в одной лодке.</text:p>
      <text:p text:style-name="P18">– Тебе легко говорить! Тебе не разбивали нос и не оскорбляли угрозами!</text:p>
      <text:p text:style-name="P18">– Ты должен понимать, что у Макса были все основания так себя вести. Твоё поведение вызвало подозрения у него, ведь он мало тебя знает. </text:p>
      <text:p text:style-name="P18">К уговорам Селестии присоединилась Флаттершай.</text:p>
      <text:p text:style-name="P18">– Дискорд, миленький, прости его. Макс хороший. Он просто не знал, что ты тоже хороший...</text:p>
      <text:p text:style-name="P18">У Дискорда покраснели уши и он засмущался и заворчал.</text:p>
      <text:p text:style-name="P1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8">Я пропустил «дятла» мимо ушей.</text:p>
      <text:p text:style-name="P2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8"/>
      <text:p text:style-name="P1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8">Потому разбрасываться такой возможностью не стоит. Если уж тебе повезло оказаться в новом мире — исследуй его сполна!..</text:p>
      <text:p text:style-name="P19">***</text:p>
      <text:p text:style-name="P24">&lt;<text:span text:style-name="T1">сюда можно вставить похождения Дискорда — вторая неопубликованная глава. Первая — секс с Селестией</text:span>&gt;</text:p>
      <text:p text:style-name="P19">***</text:p>
      <text:p text:style-name="P19"/>
      <text:p text:style-name="P22">– Развяжите мне, наконец, руки! Или хотя бы одну. Плечами жестикулировать неудобно.... </text:p>
      <text:p text:style-name="P22">Я развязал Дискорду левую руку.</text:p>
      <text:p text:style-name="P21"><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2">Дискорд принялся разминать затёкшее запястье.</text:p>
      <text:p text:style-name="P2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2">– Какое письмо, Корди? – вскинулась до этого зачарованно слушавшая Дискорда Флаттершай.</text:p>
      <text:p text:style-name="P22">– Ну ваше же! Вы с Эпплджек написали мне о своих мытарствах тут. Вежливо так написали, спасибо...</text:p>
      <text:p text:style-name="P22">Флаттершай покрылась пунцовыми пятнами.</text:p>
      <text:p text:style-name="P22">– Я... Мы... – тут она совсем стушевалась.</text:p>
      <text:p text:style-name="P22">– Так а почему ты сказал, что никто не уйдёт в Эквестрию? – наконец перебила Дискорда скучавшая до этого Эпплджек.</text:p>
      <text:p text:style-name="P22">Дискорд уставился на неё долгим взглядом, а потом хлопнул себя по лбу.</text:p>
      <text:p text:style-name="P2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8">упомянуть, что Дискорд учился играть на гитаре в Эквестрии — брал уроки у Рэйнбоу</text:span><text:span text:style-name="T3">&gt;</text:span>).<text:span text:style-name="T3"> </text:span>То есть, эквестрийские полгода немного короче местных...<text:span text:style-name="T3">&lt;</text:span><text:span text:style-name="T8">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полгода после смерти Влада как раз уволился по (предполагалось, что он уволился, но, чтобы оставить ему путь к отступлению, назвали увольнение творческим отпуском)</text:span><text:span text:style-name="T3">&gt;</text:span></text:p>
      <text:p text:style-name="P22">– И что? – продолжила его мысль Эпплджек.</text:p>
      <text:p text:style-name="P22">– Эквестрийские полгода КО-РО-ЧЕ местных. – с нажимом повторил Дискорд. – По моим подсчётам, на два дня.</text:p>
      <text:p text:style-name="P22">– И?!! – до меня уже дошло, но Эпплджек продолжала тупить.</text:p>
      <text:p text:style-name="P22">– Короче, времени у нас осталось что-то около пятнадцати минут. Или около того. – заявил Дискорд, поднеся к глазам запястье с массивными часами.</text:p>
      <text:p text:style-name="P22">– СКОЛЬКО??? – воскликнули хором я и девушки.</text:p>
      <text:p text:style-name="P22">Дискорд открыл было рот, но его слова заглушил звонок в дверь.</text:p>
      <text:p text:style-name="P22">– ОТКРОЙТЕ, ПОЛИЦИЯ! Вам даётся полминуты, чтобы открыть дверь. Через тридцать секунд дверь будет выбита!</text:p>
      <text:p text:style-name="P2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2">Массаракш!</text:p>
      <text:p text:style-name="P22">– На крышу, живо!!! Через окно на кухне! – зашипел Дискорд, отчаянно дёргая узлы свободной рукой.</text:p>
      <text:p text:style-name="P22">Эпплджек, одной рукой сгребя в охапку ноутбук, второй увлекая Флаттершай, кинулась на кухню.</text:p>
      <text:p text:style-name="P22"><text:soft-page-break/>– А толку? Куда мы с крыши денемся? – спросил я растерянно. Дискорд только раздражённо зарычал в ответ.</text:p>
      <text:p text:style-name="P18">Дверь содрогнулась от мощного удара. Послышался стук падающей штукатурки. Я сломя голову кинулся на кухню.</text:p>
      <text:p text:style-name="P18">– Развяжи меня, идиот!!! – гаркнул вдогонку Дискорд.</text:p>
      <text:p text:style-name="P1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8">– Давай на крышу! Я догоню! – рявкнул он, освобождая вторую руку.</text:p>
      <text:p text:style-name="P18">От второго удара дверная коробка крякнула и наполовину въехала в коридор. </text:p>
      <text:p text:style-name="P1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8">Верёвка в кухонном окне дёргалась от движений лезущих по ней Флатти и Эпплджек. Я словил её рукой и стал на подоконник.</text:p>
      <text:p text:style-name="P18">Чёрт!</text:p>
      <text:p text:style-name="P1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8">Но нет, триста тысяч чертей, раз девушки смогли – я тоже смогу!</text:p>
      <text:p text:style-name="P1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8">Я успел сократить расстояние до Эпплджек наполовину, когда девушки нашли решение.</text:p>
      <text:p text:style-name="P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8">Я выдохнул.</text:p>
      <text:p text:style-name="P1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8"><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text:span text:style-name="T13">чуть ниже пояса</text:span>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8">Чёрт! Чёрт! Чёрт! Чёрт!</text:p>
      <text:p text:style-name="P18">Бля!!!...</text:p>
      <text:p text:style-name="P18">Верёвка закончилась, а вместе с ней прекратилась и боль в сожжёных суставах. Наконец-то у меня появилось время для паники. Я обнял <text:span text:style-name="T13">ноги</text:span><text:span text:style-name="T4"> </text:span>Эпплджек покрепче, закрыл глаза и приготовился...</text:p>
      <text:p text:style-name="P18"/>
      <text:h text:style-name="Heading_20_2" text:outline-level="2">Назад, в Эквестрию</text:h>
      <text:p text:style-name="P18"/>
      <text:p text:style-name="P18">Долго паниковать не пришлось. </text:p>
      <text:p text:style-name="P18">Я почувствовал сильный рывок за шиворот и захват поперёк груди. </text:p>
      <text:p text:style-name="P18">– ОТПУСТИ ДЕВЧОНКУ!!! – загрохотало мне в ухо. Я открыл глаза.</text:p>
      <text:p text:style-name="P1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8">Я чуть поднял глаза и уставился в чешуйчатую морду дракона.</text:p>
      <text:p text:style-name="P18">– Отпусти Эпплджек. Я её держу. – повторил Дискорд. – Мне сбалансироваться надо. Вы не такие уж и лёгкие.</text:p>
      <text:p text:style-name="P18">Да, это был именно <text:span text:style-name="T17">Дискорд</text:span>,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8">Наконец это ему удалось, и дальнейший подъём на крышу происходил в молчании.</text:p>
      <text:p text:style-name="P1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8">Флаттершай оторвала заплаканное лицо от моей ветровки.</text:p>
      <text:p text:style-name="P18">– Да-да, ты прав, Корди. Я готова.</text:p>
      <text:p text:style-name="P20">На длинной шее Дискорда разместились Эпплджек и Флаттершай. Я, для сохранения баланса, разместился позади крыльев.</text:p>
      <text:p text:style-name="P20">И мы полетели навстречу закату.</text:p>
      <text:p text:style-name="P54">По прямой до моего дома лететь было всего ничего. Оглянувшись назад, я успел заметить, как <text:span text:style-name="T10">на </text:span>стремительно уменьшающ<text:span text:style-name="T10">ейся</text:span> крыш<text:span text:style-name="T10">е открылась дверь машинного отделения лифта, и наружу начали выскакивать тёмные фигурки.</text:span></text:p>
      <text:p text:style-name="P55">Впереди по курсу увеличивал<text:span text:style-name="T11">ась громада моей высотки.</text:span> <text:span text:style-name="T12">Дискорд летел прямо на разрыв в ограждении, </text:span><text:soft-page-break/><text:span text:style-name="T12">который я проделал полгода назад своим проходом в Эквестрию.</text:span></text:p>
      <text:p text:style-name="P56">Внезапно <text:span text:style-name="T15">недалеко от края крыши образовался небольшой смерчик. Воронка, втягивая в себя бумажки и голубиные перья с крыши,</text:span> начал<text:span text:style-name="T14">а</text:span> <text:span text:style-name="T14">дрейфовать в сторону пролома. Оказавшись прямо над ним, она застыла на месте. В её глубине возникло облако </text:span>голубы<text:span text:style-name="T16">х</text:span> искр. <text:span text:style-name="T17">Искр становилось всё больше, а сами они — всё ярче.</text:span></text:p>
      <text:p text:style-name="P57"><text:span text:style-name="T17">– </text:span>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text:span text:style-name="T18">заорал</text:span> Дискорд, сложил крылья и врезался в шар.</text:p>
      <text:p text:style-name="P58"/>
      <text:p text:style-name="P48"/>
      <text:p text:style-name="P5"/>
      <text:p text:style-name="P5"/>
      <text:p text:style-name="P5"/>
      <text:p text:style-name="P5"/>
      <text:p text:style-name="P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
      <text:p text:style-name="P5"/>
      <text:p text:style-name="P5"/>
      <text:p text:style-name="P5">Кстати, Дискорд, а как ты помирился с сёстрами? Ведь вы же были врагами?\nДискорд долго смотрел <text:soft-page-break/>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text:p>
      <text:p text:style-name="P5">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5">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text:p>
      <text:p text:style-name="P5"/>
      <text:p text:style-name="P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text:soft-page-break/>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6">&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06T18:06:40.706000000</dc:date>
    <meta:editing-duration>P23DT15H35M53S</meta:editing-duration>
    <meta:editing-cycles>168</meta:editing-cycles>
    <meta:generator>LibreOffice/4.1.2.3$Windows_x86 LibreOffice_project/40b2d7fde7e8d2d7bc5a449dc65df4d08a7dd38</meta:generator>
    <meta:document-statistic meta:table-count="0" meta:image-count="0" meta:object-count="0" meta:page-count="66" meta:paragraph-count="610" meta:word-count="37303" meta:character-count="252551" meta:non-whitespace-character-count="215504"/>
  </office:meta>
</office:document-meta>
</file>